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eOn.setRelative( boolean 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getFiles( File baseDir , DirectoryScanner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runExec( Execute exe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44">
            <text:p text:style-name="Table_20_Contents">44</text:p>
          </table:table-cell>
          <table:table-cell office:value-type="float" office:value="133">
            <text:p text:style-name="Table_20_Contents">13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DirBoth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setVerbos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restrict( String [ ] s , File base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On.setIgnoremissing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setParallel( boolean parall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setSkipEmptyFilesets( boolean sk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logSkippingFileset( String currentType , DirectoryScanner ds , File b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ecuteOn.getCommandline( String [ ] srcFiles , File [ ] baseDir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8">
            <text:p text:style-name="Table_20_Contents">38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ExecuteOn.setAddsourcefil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creat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eOn.runParallel( Execute exe , Vector fileNames , Vector baseDi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xecuteOn.getFilesAndDirs( File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add( ResourceCollection 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uteOn.checkConfigurat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ecuteOn.setType( FileDirBoth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createSrc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eOn.createTarget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ecuteOn.create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On.setMaxParallel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setup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On.addDirset( Dir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getCommandline( String srcFile ,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setDest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setForc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ad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getDirs( File baseDir , DirectoryScanner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addFilelist( File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On.setForwardslash( boolean forwardSl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